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4.1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5.7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8.9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3.7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24.964cm" svg:y="2.293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2.564cm" svg:y="5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4.164cm" svg:y="5.29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5.764cm" svg:y="5.29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7.3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8.9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0.5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2.1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3.7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5.3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6.9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8.5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20.1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21.7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23.3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24.964cm" svg:y="5.294cm">
          <text:p text:style-name="P1"><text:span text:style-name="T1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1T22:56:06.079107099</dc:date>
    <dc:creator>elucterio </dc:creator>
    <meta:editing-duration>P1DT1H22M23S</meta:editing-duration>
    <meta:editing-cycles>53</meta:editing-cycles>
    <meta:generator>LibreOffice/4.2.8.2$Linux_X86_64 LibreOffice_project/420m0$Build-2</meta:generator>
    <meta:document-statistic meta:object-count="30"/>
  </office:meta>
</office:document-meta>
</file>